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>
      <style:text-properties officeooo:paragraph-rsid="0004735c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T1" style:family="text">
      <style:text-properties officeooo:rsid="00034f40"/>
    </style:style>
    <style:style style:name="T2" style:family="text">
      <style:text-properties officeooo:rsid="0004735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4735c" style:font-weight-asian="normal" style:font-weight-complex="normal"/>
    </style:style>
    <style:style style:name="T5" style:family="text">
      <style:text-properties fo:font-weight="bold" officeooo:rsid="0004735c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2"/><text:span text:style-name="Strong_20_Emphasis">Titre</text:span> : <text:span text:style-name="Emphasis">Knight's Quest</text:span></text:p>
      <text:h text:style-name="Heading_20_3" text:outline-level="3"><text:span text:style-name="Strong_20_Emphasis">Concept général</text:span> :</text:h>
      <text:list text:style-name="L1">
        <text:list-item>
          <text:p text:style-name="P2">Le joueur contrôle un chevalier qui se déplace dans une petite forêt <text:span text:style-name="T2">et nature e</text:span>(carte créée avec Tiled).</text:p>
        </text:list-item>
        <text:list-item>
          <text:p text:style-name="P1">L'objectif est d'atteindre l<text:span text:style-name="T1">e village ou le château en tuant ou évitant les monstre. Sur le chemin il y aurra des coffre qui lui rapporteront de l’argen</text:span><text:span text:style-name="T2">t. Le but étant de récolter le plus d’argent les coffre sont plus ou moins bien caché dans la map. Il en aura 5.</text:span></text:p>
        </text:list-item>
      </text:list>
      <text:h text:style-name="Heading_20_3" text:outline-level="3"><text:span text:style-name="Strong_20_Emphasis">Éléments du jeu</text:span> :</text:h>
      <text:list text:style-name="L2">
        <text:list-item>
          <text:p text:style-name="P3"><text:span text:style-name="Strong_20_Emphasis">Carte</text:span> : Une simple forêt avec quelques arbres et rochers, <text:span text:style-name="T1">un point de départs( une grotte ou autre) et un arrivé un château ou petit village</text:span></text:p>
        </text:list-item>
        <text:list-item>
          <text:p text:style-name="P3"><text:span text:style-name="Strong_20_Emphasis">Personnage principal</text:span> : Un chevalier qui peut se déplacer en haut, bas, gauche, droite.</text:p>
        </text:list-item>
        <text:list-item>
          <text:p text:style-name="P4"><text:span text:style-name="Strong_20_Emphasis">Monstres</text:span> : Des gobelins statiques que le chevalier peut combattre ou éviter.</text:p>
        </text:list-item>
        <text:list-item>
          <text:p text:style-name="P4"><text:span text:style-name="T5">Coffre : </text:span><text:span text:style-name="T4">il contienne de l’argent</text:span></text:p>
        </text:list-item>
      </text:list>
      <text:h text:style-name="Heading_20_3" text:outline-level="3"><text:span text:style-name="Strong_20_Emphasis">Mécaniques de jeu</text:span> :</text:h>
      <text:list text:style-name="L3">
        <text:list-item>
          <text:p text:style-name="P6"><text:span text:style-name="Strong_20_Emphasis">Déplacement</text:span> : Le chevalier se déplace dans les quatre directions, <text:span text:style-name="T1">il a la possibilité de sprinté pour se déplacer plus rapidement.</text:span></text:p>
        </text:list-item>
        <text:list-item>
          <text:p text:style-name="P6"><text:span text:style-name="Strong_20_Emphasis">Rencontres avec des gobelins</text:span> :</text:p>
          <text:list>
            <text:list-item>
              <text:p text:style-name="P5">Si le chevalier touche un gobelin <text:span text:style-name="T1">u un monstre par inadvertance</text:span>, il <text:span text:style-name="T1">perd des points de vie, pour battre le gobelin ou le monstre il devra foncer sur le gobelin en sprintant, ou l’évité si possible.</text:span> (pas de système de combat complexe <text:span text:style-name="T1">dans un premier temps, on envisagera ensuite si le temps nous le permet de faire des combat en temps réel </text:span>).</text:p>
            </text:list-item>
          </text:list>
        </text:list-item>
      </text:list>
      <text:h text:style-name="Heading_20_3" text:outline-level="3"><text:span text:style-name="Strong_20_Emphasis">Objectif final</text:span> :</text:h>
      <text:list text:style-name="L4">
        <text:list-item>
          <text:p text:style-name="P7">Traverser la carte en évitant les gobelins et atteindre <text:span text:style-name="T1">sa maison ou son château a l’autre bout de la map. </text:span><text:span text:style-name="T2">Tout en trouvant un maximum de coffre pour plus d’argent.</text:span></text:p>
        </text:list-item>
        <text:list-item>
          <text:p text:style-name="P7"/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20:21:38.688538843</meta:creation-date>
    <dc:date>2024-09-13T20:39:51.917120058</dc:date>
    <meta:editing-duration>PT6M21S</meta:editing-duration>
    <meta:editing-cycles>1</meta:editing-cycles>
    <meta:document-statistic meta:table-count="0" meta:image-count="0" meta:object-count="0" meta:page-count="1" meta:paragraph-count="16" meta:word-count="274" meta:character-count="1499" meta:non-whitespace-character-count="1229"/>
    <meta:generator>LibreOffice/24.2.5.2$Linux_X86_64 LibreOffice_project/420$Build-2</meta:generator>
  </office:meta>
</office:document-meta>
</file>